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9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Գայանե</text:p>
          </table:table-cell>
          <table:table-cell office:value-type="float" office:value="-980" calcext:value-type="float">
            <text:p>-98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Գալուստ</text:p>
          </table:table-cell>
          <table:table-cell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0540" calcext:value-type="float">
            <text:p>105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-3560" calcext:value-type="float">
            <text:p>-35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Գևորգ</text:p>
          </table:table-cell>
          <table:table-cell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formula="of:=SUM([.E5:.E31])" office:value-type="float" office:value="112110" calcext:value-type="float">
            <text:p>11211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table:number-columns-repeated="1021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1:34:25.997318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4T14:32:29.605275448</dc:date>
    <meta:editing-duration>P13DT22H51M35S</meta:editing-duration>
    <meta:editing-cycles>3830</meta:editing-cycles>
    <meta:generator>LibreOffice/4.2.8.2$Linux_X86_64 LibreOffice_project/420m0$Build-2</meta:generator>
    <meta:document-statistic meta:table-count="26" meta:cell-count="12303" meta:object-count="0"/>
  </office:meta>
</office:document-meta>
</file>